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atha" svg:font-family="Lath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139in" fo:margin-left="0.0111in" fo:margin-right="0in" fo:break-before="auto" fo:break-after="auto" table:align="margins" style:writing-mode="lr-tb"/>
    </style:style>
    <style:style style:name="Table3.A" style:family="table-column">
      <style:table-column-properties style:column-width="2.2382in" style:rel-column-width="21215*"/>
    </style:style>
    <style:style style:name="Table3.B" style:family="table-column">
      <style:table-column-properties style:column-width="1.5764in" style:rel-column-width="14944*"/>
    </style:style>
    <style:style style:name="Table3.C" style:family="table-column">
      <style:table-column-properties style:column-width="0.4507in" style:rel-column-width="4270*"/>
    </style:style>
    <style:style style:name="Table3.D" style:family="table-column">
      <style:table-column-properties style:column-width="1.1257in" style:rel-column-width="10673*"/>
    </style:style>
    <style:style style:name="Table3.E" style:family="table-column">
      <style:table-column-properties style:column-width="1.5229in" style:rel-column-width="14433*"/>
    </style:style>
    <style:style style:name="Table3.1" style:family="table-row">
      <style:table-row-properties style:min-row-height="0.5021in" style:keep-together="true" fo:keep-together="auto"/>
    </style:style>
    <style:style style:name="Table3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bottom" fo:padding="0.0382in" fo:border="0.0069in solid #000000" style:writing-mode="lr-tb"/>
    </style:style>
    <style:style style:name="Table3.2" style:family="table-row">
      <style:table-row-properties style:min-row-height="0.1264in" style:keep-together="true" fo:keep-together="auto"/>
    </style:style>
    <style:style style:name="Table3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.5" style:family="table-row">
      <style:table-row-properties style:min-row-height="0.1951in" style:keep-together="true" fo:keep-together="auto"/>
    </style:style>
    <style:style style:name="Table3.6" style:family="table-row">
      <style:table-row-properties style:min-row-height="0.1438in" style:keep-together="true" fo:keep-together="auto"/>
    </style:style>
    <style:style style:name="Table3.B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8" style:family="table-row">
      <style:table-row-properties style:min-row-height="0.0354in" style:keep-together="true" fo:keep-together="auto"/>
    </style:style>
    <style:style style:name="Table3.16" style:family="table-row">
      <style:table-row-properties style:min-row-height="0.8333in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6pt" fo:font-weight="bold" style:font-name-asian="Iskoola Pota" style:font-size-asian="6pt" style:font-weight-asian="bold" style:font-name-complex="BhashitaComplex" style:font-size-complex="6pt" style:language-complex="zxx" style:country-complex="none" style:font-weight-complex="bold"/>
    </style:style>
    <style:style style:name="P2" style:family="paragraph" style:parent-style-name="Text_20_body"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6pt" fo:font-weight="bold" style:font-name-asian="Iskoola Pota" style:font-size-asian="6pt" style:font-weight-asian="bold" style:font-name-complex="BhashitaComplex" style:font-size-complex="6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8pt" fo:font-weight="normal" style:font-size-asian="8pt" style:font-weight-asian="normal" style:font-name-complex="Sri Tamil" style:font-size-complex="8pt" style:font-weight-complex="normal"/>
    </style:style>
    <style:style style:name="P6" style:family="paragraph" style:parent-style-name="Standard">
      <style:text-properties style:font-name="BhashitaComplex" fo:font-size="6pt" fo:font-weight="normal" style:font-size-asian="6pt" style:font-weight-asian="normal" style:font-name-complex="BhashitaComplex" style:font-size-complex="6pt" style:font-weight-complex="normal"/>
    </style:style>
    <style:style style:name="P7" style:family="paragraph" style:parent-style-name="Standard">
      <style:paragraph-properties style:snap-to-layout-grid="false"/>
      <style:text-properties style:font-name="BhashitaComplex" fo:font-size="6pt" fo:font-weight="normal" style:font-size-asian="6pt" style:font-weight-asian="normal" style:font-name-complex="BhashitaComplex" style:font-size-complex="6pt" style:font-weight-complex="normal"/>
    </style:style>
    <style:style style:name="P8" style:family="paragraph" style:parent-style-name="Standard">
      <style:paragraph-properties style:snap-to-layout-grid="false"/>
      <style:text-properties style:font-name="BhashitaComplex" fo:font-size="6pt" fo:font-weight="normal" style:font-size-asian="6pt" style:font-weight-asian="normal" style:font-name-complex="Sri Tamil" style:font-size-complex="6pt" style:font-weight-complex="normal"/>
    </style:style>
    <style:style style:name="P9" style:family="paragraph" style:parent-style-name="Standard">
      <style:paragraph-properties style:snap-to-layout-grid="false"/>
      <style:text-properties style:font-name="BhashitaComplex" fo:font-size="6pt" fo:font-weight="normal" style:font-name-asian="Times New Roman" style:font-size-asian="6pt" style:font-weight-asian="normal" style:font-name-complex="BhashitaComplex" style:font-size-complex="6pt" style:font-weight-complex="normal"/>
    </style:style>
    <style:style style:name="P10" style:family="paragraph" style:parent-style-name="Standard">
      <style:paragraph-properties style:snap-to-layout-grid="false"/>
      <style:text-properties style:font-name="BhashitaComplex" fo:font-size="6pt" fo:font-weight="normal" style:font-name-asian="Latha" style:font-size-asian="6pt" style:language-asian="zxx" style:country-asian="none" style:font-weight-asian="normal" style:font-name-complex="Sri Tamil" style:font-size-complex="6pt" style:font-weight-complex="normal"/>
    </style:style>
    <style:style style:name="P11" style:family="paragraph" style:parent-style-name="Standard">
      <style:paragraph-properties style:snap-to-layout-grid="false"/>
      <style:text-properties style:font-name="BhashitaComplex" fo:font-size="6pt" fo:font-weight="normal" style:font-name-asian="Iskoola Pota" style:font-size-asian="6pt" style:font-weight-asian="normal" style:font-name-complex="BhashitaComplex" style:font-size-complex="6pt" style:font-weight-complex="normal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Text_20_body">
      <style:text-properties style:font-name="BhashitaComplex" fo:font-size="6pt" fo:font-weight="normal" style:font-size-asian="6pt" style:font-weight-asian="normal" style:font-name-complex="BhashitaComplex" style:font-size-complex="6pt" style:font-weight-complex="normal"/>
    </style:style>
    <style:style style:name="P15" style:family="paragraph" style:parent-style-name="Table_20_Contents">
      <style:paragraph-properties style:snap-to-layout-grid="false"/>
      <style:text-properties style:font-name="BhashitaComplex" fo:font-size="6pt" fo:font-weight="normal" style:font-size-asian="6pt" style:font-weight-asian="normal" style:font-name-complex="BhashitaComplex" style:font-size-complex="6pt" style:font-weight-complex="normal"/>
    </style:style>
    <style:style style:name="P16" style:family="paragraph" style:parent-style-name="Table_20_Contents">
      <style:paragraph-properties style:snap-to-layout-grid="false"/>
      <style:text-properties style:font-name="Sri Tamil" fo:font-size="6pt" fo:font-weight="normal" style:font-size-asian="6pt" style:font-weight-asian="normal" style:font-name-complex="Sri Tamil" style:font-size-complex="6pt" style:font-weight-complex="normal"/>
    </style:style>
    <style:style style:name="T1" style:family="text">
      <style:text-properties fo:font-weight="bold" style:font-name-asian="Iskoola Pota" style:font-weight-asian="bold" style:language-complex="zxx" style:country-complex="none" style:font-weight-complex="bold"/>
    </style:style>
    <style:style style:name="T2" style:family="text">
      <style:text-properties fo:font-weight="bold" style:font-name-asian="Iskoola Pota" style:font-weight-asian="bold" style:language-complex="si" style:country-complex="LK" style:font-weight-complex="bold"/>
    </style:style>
    <style:style style:name="T3" style:family="text">
      <style:text-properties fo:font-weight="bold" style:font-name-asian="Iskoola Pota" style:font-weight-asian="bold" style:font-weight-complex="bold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zxx" style:country-asian="none" style:language-complex="si" style:country-complex="LK"/>
    </style:style>
    <style:style style:name="T6" style:family="text">
      <style:text-properties style:font-name-asian="Iskoola Pota"/>
    </style:style>
    <style:style style:name="T7" style:family="text">
      <style:text-properties style:font-name-asian="Iskoola Pota" style:language-asian="zxx" style:country-asian="none" style:language-complex="si" style:country-complex="LK"/>
    </style:style>
    <style:style style:name="T8" style:family="text">
      <style:text-properties style:font-name-asian="Iskoola Pota" style:language-asian="zxx" style:country-asian="none" style:language-complex="zxx" style:country-complex="none"/>
    </style:style>
    <style:style style:name="T9" style:family="text">
      <style:text-properties style:font-name-asian="Iskoola Pota" style:language-complex="zxx" style:country-complex="none"/>
    </style:style>
    <style:style style:name="T10" style:family="text">
      <style:text-properties style:font-name-asian="Iskoola Pota" style:language-complex="si" style:country-complex="LK"/>
    </style:style>
    <style:style style:name="T11" style:family="text">
      <style:text-properties fo:color="#000000" fo:font-weight="normal" style:font-name-asian="Iskoola Pota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color="#000000" style:font-name-asian="Iskoola Pota" style:language-asian="zxx" style:country-asian="none" style:language-complex="zxx" style:country-complex="none"/>
    </style:style>
    <style:style style:name="T13" style:family="text">
      <style:text-properties style:font-name-asian="Times New Roman"/>
    </style:style>
    <style:style style:name="T14" style:family="text">
      <style:text-properties style:language-asian="si" style:country-asian="LK"/>
    </style:style>
    <style:style style:name="T15" style:family="text">
      <style:text-properties style:font-name-asian="Latha" style:language-asian="zxx" style:country-asian="none"/>
    </style:style>
    <style:style style:name="T16" style:family="text">
      <style:text-properties style:font-name-asian="Latha" style:language-asian="zxx" style:country-asian="none" style:language-complex="zxx" style:country-complex="none"/>
    </style:style>
    <style:style style:name="T17" style:family="text">
      <style:text-properties fo:language="zxx" fo:country="none" style:font-name-asian="Latha" style:language-asian="zxx" style:country-asian="none" style:language-complex="zxx" style:country-complex="none"/>
    </style:style>
    <style:style style:name="T18" style:family="text">
      <style:text-properties fo:language="zxx" fo:country="none" style:language-complex="zxx" style:country-complex="none"/>
    </style:style>
    <style:style style:name="T19" style:family="text">
      <style:text-properties style:language-complex="zxx" style:country-complex="none"/>
    </style:style>
    <style:style style:name="T20" style:family="text">
      <style:text-properties style:font-name="BhashitaComplex" fo:font-size="6pt" fo:font-weight="normal" style:font-name-asian="Latha" style:font-size-asian="6pt" style:language-asian="zxx" style:country-asian="none" style:font-weight-asian="normal" style:font-name-complex="Sri Tamil" style:font-size-complex="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4"><text:span text:style-name="T9">උපත</text:span><text:span text:style-name="T10">ක්</text:span><text:span text:style-name="T9"> නැවත ලියාපදිංචි කිරීම සදහා විස්තර ලද බව තහවුරු කිරිමේ රිසිට් පත <text:s/></text:span></text:p>
      <text:p text:style-name="P5"><text:span text:style-name="T9">பிறப்</text:span><text:span text:style-name="T6">பொன்றைப்</text:span><text:span text:style-name="T9"> </text:span><text:span text:style-name="T6">பதிவு செய்வதற்கான தகவல் கிடைத்தமையை உறுதிப்படுத்தும் பற்றுச்சீட்டு </text:span></text:p>
      <text:p text:style-name="P12">Acknowledgment <text:s/>slip issued on accepting details for re-registration of birth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3" office:value-type="string">
            <text:p text:style-name="P7"><text:span text:style-name="T4">(1)</text:span><text:span text:style-name="T7">උපතක් </text:span><text:span text:style-name="T12">නැවත </text:span><text:span text:style-name="T7">ලියාපදිංචි කිරිම සදහා විස්තර ප්‍රකාශයේ</text:span><text:span text:style-name="T8"> අනුක්‍රමික අංකය</text:span><text:span text:style-name="T7"> හා දිනය</text:span></text:p>
            <text:p text:style-name="P16">"பிறப்பை பதிவு செய்வதற்கான விபரம்" எனும் படிவத்தின் தொடா் இலக்கம் </text:p>
            <text:p text:style-name="P15"><text:span text:style-name="T13">‘Particulars for Registration of a Birth’ Form’s Serial Number </text:span><text:span text:style-name="T14"><text:s/></text:span></text:p>
          </table:table-cell>
          <table:covered-table-cell/>
          <table:covered-table-cell/>
          <table:table-cell table:style-name="Table3.D1" table:number-columns-spanned="2" office:value-type="string">
            <text:p text:style-name="P7"/>
          </table:table-cell>
          <table:covered-table-cell/>
        </table:table-row>
        <table:table-row table:style-name="Table3.2">
          <table:table-cell table:style-name="Table3.A2" table:number-rows-spanned="4" office:value-type="string">
            <text:p text:style-name="P7"><text:span text:style-name="T4">(2)</text:span><text:span text:style-name="T8">ළමයාගේ නම</text:span></text:p>
            <text:p text:style-name="P8"><text:span text:style-name="T15">பிள்ளையின் </text:span><text:span text:style-name="T16">பெயர்</text:span></text:p>
            <text:p text:style-name="P9">Name of Child</text:p>
            <text:p text:style-name="P9"/>
            <text:p text:style-name="P9"/>
            <text:p text:style-name="P9"/>
          </table:table-cell>
          <table:table-cell table:style-name="Table3.B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3.5">
          <table:covered-table-cell/>
          <table:table-cell table:style-name="Table3.B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2" office:value-type="string">
            <text:p text:style-name="P7"><text:span text:style-name="T4">(3)</text:span><text:span text:style-name="T8">උපත් දිනය</text:span></text:p>
            <text:p text:style-name="P10">பிறந்த திகதி</text:p>
            <text:p text:style-name="P9">Date of Birth</text:p>
          </table:table-cell>
          <table:table-cell table:style-name="Table3.B6" office:value-type="string">
            <text:p text:style-name="P15"/>
          </table:table-cell>
          <table:table-cell table:style-name="Table3.B6" table:number-columns-spanned="2" office:value-type="string">
            <text:p text:style-name="P7"><text:span text:style-name="T4">(4)</text:span><text:span text:style-name="T8">ස්ත්‍රී පුරුෂ භාවය</text:span></text:p>
            <text:p text:style-name="P10">பால்</text:p>
            <text:p text:style-name="P7"><text:span text:style-name="T13">Gender </text:span><text:s/></text:p>
          </table:table-cell>
          <table:covered-table-cell/>
          <table:table-cell table:style-name="Table3.B2" office:value-type="string">
            <text:p text:style-name="P15"/>
          </table:table-cell>
        </table:table-row>
        <table:table-row table:style-name="Table3.6">
          <table:table-cell table:style-name="Table3.A2" office:value-type="string">
            <text:p text:style-name="P11">(5)උපන් ස්ථානය</text:p>
            <text:p text:style-name="P13"><text:span text:style-name="T20">பிறந்த இடம்</text:span></text:p>
            <text:p text:style-name="P9">Place of Birth</text:p>
          </table:table-cell>
          <table:table-cell table:style-name="Table3.B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2" table:number-rows-spanned="4" office:value-type="string">
            <text:p text:style-name="P7"><text:span text:style-name="T4">(6)</text:span><text:span text:style-name="T8">පියාගේ නම</text:span></text:p>
            <text:p text:style-name="P10">தந்தையின் பெயர்</text:p>
            <text:p text:style-name="P9">Father's Name</text:p>
            <text:p text:style-name="P9"/>
            <text:p text:style-name="P9"/>
            <text:p text:style-name="P9"/>
          </table:table-cell>
          <table:table-cell table:style-name="Table3.B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2" table:number-rows-spanned="4" office:value-type="string">
            <text:p text:style-name="P7"><text:span text:style-name="T4">(7)</text:span><text:span text:style-name="T8">මවගේ නම</text:span></text:p>
            <text:p text:style-name="P10">தாயின் பெயர்</text:p>
            <text:p text:style-name="P9">Mother's Name</text:p>
            <text:p text:style-name="P9"/>
            <text:p text:style-name="P9"/>
            <text:p text:style-name="P9"/>
            <text:p text:style-name="P9"/>
          </table:table-cell>
          <table:table-cell table:style-name="Table3.B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3.16">
          <table:table-cell table:style-name="Table3.A2" office:value-type="string">
            <text:p text:style-name="P7"><text:span text:style-name="T4">(</text:span><text:span text:style-name="T5">8</text:span><text:span text:style-name="T4">)නැවත ලියාපදිංචි කිරීමේ නියමය නිකුත් කරන නිලධාරී</text:span><text:span text:style-name="T8"> නම, අත්සන හා නිල මුද්‍රාව</text:span></text:p>
            <text:p text:style-name="P10"><text:span text:style-name="T19">தகவல் கொடுப்பவரின் பெயர்</text:span><text:span text:style-name="T18">, </text:span><text:span text:style-name="T19">கையொப்பம்</text:span><text:span text:style-name="T18">, </text:span></text:p>
            <text:p text:style-name="P10"><text:span text:style-name="T19">அலுவலக முத்திரை </text:span><text:span text:style-name="T18">(</text:span><text:span text:style-name="T19">இருத்தால்</text:span><text:span text:style-name="T18">)</text:span></text:p>
            <text:p text:style-name="P9">Name, Signature &amp; Official Seal </text:p>
            <text:p text:style-name="P9">of the Authority ordering re-registration</text:p>
          </table:table-cell>
          <table:table-cell table:style-name="Table3.B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</table:table>
      <text:p text:style-name="P1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atha" svg:font-family="Lath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39:44</meta:creation-date>
    <dc:date>2010-09-27T16:37:46</dc:date>
    <dc:creator>Asankha Perera</dc:creator>
    <meta:editing-duration>PT00H01M59S</meta:editing-duration>
    <meta:editing-cycles>2</meta:editing-cycles>
    <meta:generator>OpenOffice.org/3.2$Unix OpenOffice.org_project/320m12$Build-9483</meta:generator>
    <meta:document-statistic meta:table-count="1" meta:image-count="0" meta:object-count="0" meta:page-count="1" meta:paragraph-count="29" meta:word-count="140" meta:character-count="873"/>
  </office:meta>
</office:document-meta>
</file>